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urier New" fo:font-weight="bold" officeooo:paragraph-rsid="001091ad" style:font-weight-asian="bold" style:font-weight-complex="bold"/>
    </style:style>
    <style:style style:name="P2" style:family="paragraph" style:parent-style-name="Standard">
      <style:text-properties style:font-name="Courier New" fo:font-weight="normal" officeooo:paragraph-rsid="001091ad" style:font-weight-asian="normal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Courier New" fo:font-weight="bold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style:font-name="Courier New" fo:font-weight="bold" style:font-weight-asian="bold" style:font-weight-complex="bold"/>
    </style:style>
    <style:style style:name="P5" style:family="paragraph" style:parent-style-name="Standard">
      <style:text-properties style:font-name="Courier New" fo:font-weight="bold" officeooo:rsid="001091ad" officeooo:paragraph-rsid="001091ad" style:font-weight-asian="bold" style:font-weight-complex="bold"/>
    </style:style>
    <style:style style:name="P6" style:family="paragraph" style:parent-style-name="Standard">
      <style:text-properties style:font-name="Courier New" fo:font-weight="normal" officeooo:rsid="001091ad" officeooo:paragraph-rsid="001091ad" style:font-weight-asian="normal" style:font-weight-complex="normal"/>
    </style:style>
    <style:style style:name="P7" style:family="paragraph" style:parent-style-name="Standard">
      <style:text-properties style:font-name="Courier New" style:text-underline-style="none" fo:font-weight="normal" officeooo:rsid="001091ad" officeooo:paragraph-rsid="001091ad" style:font-weight-asian="normal" style:font-weight-complex="normal"/>
    </style:style>
    <style:style style:name="T1" style:family="text">
      <style:text-properties officeooo:rsid="001091ad"/>
    </style:style>
    <style:style style:name="T2" style:family="text">
      <style:text-properties fo:font-variant="normal" fo:text-transform="none" fo:color="#1d2125" loext:opacity="100%" fo:font-size="11.25pt" fo:letter-spacing="normal" fo:font-style="normal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3</text:span>.<text:span text:style-name="T1">2</text:span> </text:p>
      <text:p text:style-name="P1">Tema 3: Modelo Entidad Relación </text:p>
      <text:p text:style-name="P1">Base de Datos </text:p>
      <text:p text:style-name="P1">Cursos 25/26 </text:p>
      <text:p text:style-name="P2"/>
      <text:p text:style-name="P1"><text:span text:style-name="T2">Representar mediante el diagrama entidad relación las </text:span><text:span text:style-name="Strong_20_Emphasis"><text:span text:style-name="T3">entidades </text:span></text:span><text:span text:style-name="T2">y </text:span><text:span text:style-name="Strong_20_Emphasis"><text:span text:style-name="T3">atributos </text:span></text:span><text:span text:style-name="T2">determinados a partir del siguiente </text:span><text:span text:style-name="Strong_20_Emphasis"><text:span text:style-name="T3">Análisis de Requisitos</text:span></text:span><text:span text:style-name="T2">:</text:span></text:p>
      <text:list text:style-name="L1">
        <text:list-item>
          <text:list>
            <text:list-item>
              <text:p text:style-name="P3"><text:span text:style-name="T3">Se trata una empresa de </text:span><text:span text:style-name="Strong_20_Emphasis"><text:span text:style-name="T3">marroquinería </text:span></text:span><text:span text:style-name="T3">que desea una aplicación web para la gestión de fabricación de sus artículos.</text:span></text:p>
            </text:list-item>
            <text:list-item>
              <text:p text:style-name="P3"><text:span text:style-name="T3">Desea almacenar información a cerca de </text:span><text:span text:style-name="Strong_20_Emphasis"><text:span text:style-name="T3">los artículos</text:span></text:span><text:span text:style-name="T3">, de dichos artículos se necesita id, descripción, referencia del artículo, código , modelo, color, precio de fabricación, precio venta, unidades en stock, stock mínimo y stock máximo. Un artículo puede tener varios precios de venta. Los atributos stock mínimo y stock máximo son opcionales.</text:span></text:p>
            </text:list-item>
            <text:list-item>
              <text:p text:style-name="P3"><text:span text:style-name="T3">Se desea almacenar información sobre los </text:span><text:span text:style-name="Strong_20_Emphasis"><text:span text:style-name="T3">partes de producción</text:span></text:span><text:span text:style-name="T3">, de cada parte se desea saber id, descripcion, fecha de inicio, fecha de fin, número de piezas totales y observaciones. Fecha de fin es un campo opcional.</text:span></text:p>
            </text:list-item>
            <text:list-item>
              <text:p text:style-name="P4"><text:span text:style-name="T3">De cada </text:span><text:span text:style-name="Strong_20_Emphasis"><text:span text:style-name="T3">empleado</text:span></text:span><text:span text:style-name="T3"> se desea saber el id, nombre, apellidos, NSS, DNI, direccion, poblacion, telefono, email, fecha de nacimiento, fecha de alta, antigüedad,  fecha de baja, edad. Se desean registrar un máximo de 3 teléfonos por empleado. El atributo email es opcional.</text:span></text:p>
            </text:list-item>
          </text:list>
        </text:list-item>
      </text:list>
      <text:p text:style-name="P5">1. Estructura</text:p>
      <text:p text:style-name="P5"/>
      <text:p text:style-name="P6">Artículos (<text:span text:style-name="T4">#id</text:span><text:span text:style-name="T5">, descripcion, </text:span><text:span text:style-name="T6">ref</text:span><text:span text:style-name="T5">, </text:span><text:span text:style-name="T6">codigo</text:span><text:span text:style-name="T5">, modelo, color, precio_fac, precio_venta, stock, *stock_min, *stock_max)</text:span></text:p>
      <text:p text:style-name="P7"/>
      <text:p text:style-name="P7">Partes de producción (<text:span text:style-name="T4">#id</text:span>, descripcion, fecha_inicio, *fecha_fin, num_piezas, observ)</text:p>
      <text:p text:style-name="P7"/>
      <text:p text:style-name="P7">Empleados (<text:span text:style-name="T4">#id</text:span>, nombre, apellido, <text:span text:style-name="T6">nss</text:span>, <text:span text:style-name="T6">dni</text:span>, observ, direccion, poblacion, tlfo, *email, fecha_nac, fecha_alta, antigüedad, edad, fecha_baja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0:20:36.536119600</meta:creation-date>
    <dc:date>2025-10-24T10:33:24.995060700</dc:date>
    <meta:editing-duration>PT1M16S</meta:editing-duration>
    <meta:editing-cycles>1</meta:editing-cycles>
    <meta:document-statistic meta:table-count="0" meta:image-count="0" meta:object-count="0" meta:page-count="1" meta:paragraph-count="13" meta:word-count="222" meta:character-count="1503" meta:non-whitespace-character-count="1293"/>
    <meta:generator>LibreOffice/25.8.2.2$Windows_X86_64 LibreOffice_project/d401f2107ccab8f924a8e2df40f573aab7605b6f</meta:generator>
  </office:meta>
</office:document-meta>
</file>